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01.74pt"/>
    </style:style>
    <style:style style:name="co3" style:family="table-column">
      <style:table-column-properties fo:break-before="auto" style:column-width="262.49pt"/>
    </style:style>
    <style:style style:name="co4" style:family="table-column">
      <style:table-column-properties fo:break-before="auto" style:column-width="630pt"/>
    </style:style>
    <style:style style:name="co5" style:family="table-column">
      <style:table-column-properties fo:break-before="auto" style:column-width="138.76pt"/>
    </style:style>
    <style:style style:name="co6" style:family="table-column">
      <style:table-column-properties fo:break-before="auto" style:column-width="130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e2f0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2f0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2f0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6aa84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99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1" office:value-type="string" calcext:value-type="string" table:number-columns-spanned="6" table:number-rows-spanned="1">
            <text:p>REG-01</text:p>
          </table:table-cell>
          <table:covered-table-cell table:number-columns-repeated="4" table:style-name="ce16"/>
          <table:covered-table-cell table:style-name="ce25"/>
          <table:table-cell table:number-columns-repeated="1017"/>
        </table:table-row>
        <table:table-row table:style-name="ro1">
          <table:table-cell table:style-name="ce2" office:value-type="string" calcext:value-type="string">
            <text:p>Idea</text:p>
          </table:table-cell>
          <table:table-cell table:style-name="ce12" office:value-type="string" calcext:value-type="string" table:number-columns-spanned="3" table:number-rows-spanned="1">
            <text:p>User registration on the http://www.wecsandbox.com</text:p>
          </table:table-cell>
          <table:covered-table-cell table:style-name="ce14"/>
          <table:covered-table-cell table:style-name="ce13"/>
          <table:table-cell table:style-name="ce20" office:value-type="string" calcext:value-type="string">
            <text:p>Test Data</text:p>
          </table:table-cell>
          <table:table-cell table:style-name="ce23" office:value-type="string" calcext:value-type="string">
            <text:p>Automation:</text:p>
          </table:table-cell>
          <table:table-cell table:style-name="ce12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2" table:number-rows-spanned="1">
            <text:p>Action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Expected result</text:p>
          </table:table-cell>
          <table:covered-table-cell table:style-name="ce14"/>
          <table:table-cell table:style-name="ce21"/>
          <table:table-cell table:style-name="ce21" office:value-type="string" calcext:value-type="string">
            <text:p>Status (Pass/Fail)</text:p>
          </table:table-cell>
          <table:table-cell table:style-name="ce26" office:value-type="string" calcext:value-type="string">
            <text:p>Proges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Preconditions</text:p>
          </table:table-cell>
          <table:covered-table-cell table:number-columns-repeated="5" table:style-name="ce14"/>
          <table:covered-table-cell table:style-name="ce13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eate a new email box for user registration</text:p>
          </table:table-cell>
          <table:covered-table-cell table:style-name="ce13"/>
          <table:table-cell table:style-name="ce18" office:value-type="string" calcext:value-type="string" table:number-columns-spanned="2" table:number-rows-spanned="1">
            <text:p>1. New email address is awailable for registration</text:p>
            <text:p>2. List of inbox letters is awailable for checking if confirmation letter is resieved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Test Steps</text:p>
          </table:table-cell>
          <table:covered-table-cell table:number-columns-repeated="5" table:style-name="ce14"/>
          <table:covered-table-cell table:style-name="ce13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Open main page of the site (http://www.wecsandbox.com)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1. The main page should be loaded:</text:p>
            <text:p>2. "My Account" menu (&lt;div class="header-account"&gt;) should be visible on the main page as a sign that the page is loaded 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Move to "My account" menu of the website header <text:s/>(&lt;div class="header-account"&gt;)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1. The submenu (&lt;ul class="header-account-list"&gt;) has to be visible on the page</text:p>
            <text:p>2. "Sign in / Sign up" item has to be visible</text:p>
            <text:p>3. "Sign in / Sign up" item should be clickable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Sign in / Sign up" item of the "My account" menu (&lt;li&gt;&lt;a href="/login.asp" class= "top-nav-shortcut sign-in"&gt;Sign In / Sign Up&lt;/a&gt;&lt;/li&gt;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Login page (http://hrqzq.qvfht.servertrust.com/login.asp) should be opened</text:p>
            <text:p>2. "New to WebEyeCare Store, get started below..." form has to be visible on page </text:p>
            <text:p>3. "Continue" button on the "New to WebEyeCare Store, get started below..." form should be clickable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Fill "Email", "Password" and "Confirm Password" fields</text:p>
          </table:table-cell>
          <table:covered-table-cell table:style-name="ce14"/>
          <table:table-cell table:style-name="ce19" table:number-columns-spanned="2" table:number-rows-spanned="1"/>
          <table:covered-table-cell table:style-name="ce14"/>
          <table:table-cell table:style-name="ce22" office:value-type="string" calcext:value-type="string">
            <text:p>Email: test1@spam4.me </text:p>
            <text:p>Password: qweasdzxc</text:p>
          </table:table-cell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Continue" button ( &lt;button class="btn"&gt;Continue&lt;/button&gt;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My Account page (http://hrqzq.qvfht.servertrust.com/myaccount.asp) should be opened</text:p>
            <text:p>2. "Welcome to your account Email. You may use this page to manage your orders, payments, and other information, all in one place." text should be shown</text:p>
            <text:p>3. "My account" menu should be visible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Sign Out" link from "My Account" menu (&lt;a href="/login.asp?logout=yes" class="top-nav-shortcut sign-out"&gt;Sign Out&lt;/a&gt;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Login page (http://hrqzq.qvfht.servertrust.com/login.asp) should be opened</text:p>
            <text:p>2. "Returning Customer" form has to be visible on page </text:p>
            <text:p>3. "Sign In" button on the "Returning Customer" form should be clickable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Fill "Email:" and "Password:" fields of the "Returning Customer" form</text:p>
          </table:table-cell>
          <table:covered-table-cell table:style-name="ce14"/>
          <table:table-cell table:style-name="ce19" table:number-columns-spanned="2" table:number-rows-spanned="1"/>
          <table:covered-table-cell table:style-name="ce14"/>
          <table:table-cell table:style-name="ce22" office:value-type="string" calcext:value-type="string">
            <text:p>Email: test1@spam4.me </text:p>
            <text:p>Password: qweasdzxc</text:p>
          </table:table-cell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Sign In" button (&lt;button class="btn" name="imageField2"&gt;Sign In&lt;/button&gt;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My Account page (http://hrqzq.qvfht.servertrust.com/myaccount.asp) should be opened</text:p>
            <text:p>2. "Welcome to your account Email. You may use this page to manage your orders, payments, and other information, all in one place." text should be shown</text:p>
            <text:p>3. "My account" menu should be visible</text:p>
          </table:table-cell>
          <table:covered-table-cell table:style-name="ce14"/>
          <table:table-cell table:style-name="ce22" office:value-type="string" calcext:value-type="string">
            <text:p>Email: test1@spam4.me </text:p>
          </table:table-cell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Sign Out" link from "My Account" menu (&lt;a href="/login.asp?logout=yes" class="top-nav-shortcut sign-out"&gt;Sign Out&lt;/a&gt;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Login page (http://hrqzq.qvfht.servertrust.com/login.asp) should be opened</text:p>
            <text:p>2. "Returning Customer" form has to be visible on page </text:p>
            <text:p>3. "Sign In" button on the "Returning Customer" form should be clickable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2" table:number-rows-spanned="1">
            <text:p>Go to the email box</text:p>
          </table:table-cell>
          <table:covered-table-cell table:style-name="ce14"/>
          <table:table-cell table:style-name="ce18" office:value-type="string" calcext:value-type="string" table:number-columns-spanned="2" table:number-rows-spanned="1">
            <text:p>The message from rewards@webeyecare.com should be in the inbox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5" office:value-type="string" calcext:value-type="string" table:number-columns-spanned="6" table:number-rows-spanned="1">
            <text:p>BUY-01</text:p>
          </table:table-cell>
          <table:covered-table-cell table:number-columns-repeated="5"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Idea</text:p>
          </table:table-cell>
          <table:table-cell table:style-name="ce15" office:value-type="string" calcext:value-type="string" table:number-columns-spanned="3" table:number-rows-spanned="1">
            <text:p>As a new user, I have ability to order a product.</text:p>
          </table:table-cell>
          <table:covered-table-cell table:number-columns-repeated="2" table:style-name="ce14"/>
          <table:table-cell table:style-name="ce20" office:value-type="string" calcext:value-type="string">
            <text:p>Test Data</text:p>
          </table:table-cell>
          <table:table-cell table:style-name="ce23" office:value-type="string" calcext:value-type="string">
            <text:p>Automation:</text:p>
          </table:table-cell>
          <table:table-cell table:style-name="ce12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Action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Expected result</text:p>
          </table:table-cell>
          <table:covered-table-cell table:style-name="ce14"/>
          <table:table-cell table:style-name="ce21"/>
          <table:table-cell table:style-name="ce21" office:value-type="string" calcext:value-type="string">
            <text:p>Status (Pass/Fail)</text:p>
          </table:table-cell>
          <table:table-cell table:style-name="ce26" office:value-type="string" calcext:value-type="string">
            <text:p>Proges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7" table:number-rows-spanned="1">
            <text:p>Test Steps</text:p>
          </table:table-cell>
          <table:covered-table-cell table:number-columns-repeated="6" table:style-name="ce14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2" table:number-rows-spanned="1">
            <text:p>Open main page of the site (http://www.wecsandbox.com)</text:p>
          </table:table-cell>
          <table:covered-table-cell table:style-name="ce14"/>
          <table:table-cell table:style-name="ce18" office:value-type="string" calcext:value-type="string" table:number-columns-spanned="2" table:number-rows-spanned="1">
            <text:p>1. The main page should be loaded:</text:p>
            <text:p>2. "My Account" menu (&lt;div class="header-account"&gt;) should be visible on the main page as a sign that the page is loaded 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Acuvue" product category from the list (&lt;ul class="cat-list"&gt;&lt;li&gt;&lt;a href="/Acuvue-Disposable-Contact-Lenses-s/157.htm" class="cat-list-item"&gt;...&lt;/a&gt;&lt;/li&gt;...&lt;ul&gt;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Category page (http://hrqzq.qvfht.servertrust.com/Acuvue-Disposable-Contact-Lenses-s/157.htm) should be opened</text:p>
            <text:p>2. List of product links (&lt;ul class="category-links-list"&gt;) has to be visible on page</text:p>
            <text:p>3. List of products (&lt;ul class="products-list two-columns products-container"&gt;) has to be visible on page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ose pop-up window (&lt;div id="usi_close"&gt;) if necessary</text:p>
          </table:table-cell>
          <table:covered-table-cell table:style-name="ce14"/>
          <table:table-cell table:style-name="ce19" table:number-columns-spanned="2" table:number-rows-spanned="1"/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on the first product from the list (&lt;ul class="products-list two-columns products-container"&gt;&lt;li&gt;[1] 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Product page (http://hrqzq.qvfht.servertrust.com/Acuvue-Oasys-Contacts-p/2308.htm) should be opened</text:p>
            <text:p>2. Form with product description &lt;form name="MainForm"&gt; has to be visible on page</text:p>
            <text:p>3. "Add to Cart" button has to be visible on page and should be clickable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Remember product price (&lt;span class="gl-value"&gt;)</text:p>
          </table:table-cell>
          <table:covered-table-cell table:style-name="ce14"/>
          <table:table-cell table:style-name="ce19" table:number-columns-spanned="2" table:number-rows-spanned="1"/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Add to cart" button (&lt;button class="btn m-check"&gt;Add to Cart&lt;/button&gt;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"Prescription Ditails" pop-up window is shown</text:p>
            <text:p>(&lt;div class="popup pp-popup" style="display: block;"&gt;)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Select" button under "I Will Provide Prescription Later via Email or Fax"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Cart page (http://hrqzq.qvfht.servertrust.com/ShoppingCart.asp) should be opened</text:p>
            <text:p>2. "Your Shopping Cart" form has to be visible on page</text:p>
            <text:p>3. "Proceed to checkout" button should be clickable</text:p>
            <text:p>4. Product price (&lt;td class="item-each"&gt;...&lt;span class="sp-value"&gt;...&lt;/td&gt;) has to be the same as on product page</text:p>
            <text:p>5. Subtotal price of the product equals to its price multiplied by its quantity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Remember the total price of the order (&lt;td class="align-center grand-total"&gt;...&lt;span class="txt-color shopping-total"&gt;)</text:p>
          </table:table-cell>
          <table:covered-table-cell table:style-name="ce14"/>
          <table:table-cell table:style-name="ce19" table:number-columns-spanned="2" table:number-rows-spanned="1"/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Proceed to checkout" button ( &lt;button class="btn m-check" onclick="window.location.href = '/one-page-checkout.asp'; return false;"&gt;Proceed to checkout&lt;/button&gt;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Checkout page (http://hrqzq.qvfht.servertrust.com/one-page-checkout.asp) should be opened</text:p>
            <text:p>2. "Billing Information" form has to be visible on page and has to be empty</text:p>
            <text:p>3. "Registration" form has to be visible on page</text:p>
            <text:p>4. Subtotal price (&lt;div class="order-summary-sub"&gt;...&lt;span class="txt-color order-summary-total"&gt;) has to be the same as total price in the previous step</text:p>
            <text:p>5. "Place order" button should be clickable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5" office:value-type="string" calcext:value-type="string" table:number-columns-spanned="6" table:number-rows-spanned="1">
            <text:p>BUY-02</text:p>
          </table:table-cell>
          <table:covered-table-cell table:number-columns-repeated="5"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Idea</text:p>
          </table:table-cell>
          <table:table-cell table:style-name="ce15" office:value-type="string" calcext:value-type="string" table:number-columns-spanned="3" table:number-rows-spanned="1">
            <text:p>As an existing user, I have ability to <text:s/>order a product.</text:p>
          </table:table-cell>
          <table:covered-table-cell table:number-columns-repeated="2" table:style-name="ce14"/>
          <table:table-cell table:style-name="ce20" office:value-type="string" calcext:value-type="string">
            <text:p>Test Data</text:p>
          </table:table-cell>
          <table:table-cell table:style-name="ce23" office:value-type="string" calcext:value-type="string">
            <text:p>Automation:</text:p>
          </table:table-cell>
          <table:table-cell table:style-name="ce12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Action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Expected result</text:p>
          </table:table-cell>
          <table:covered-table-cell table:style-name="ce14"/>
          <table:table-cell table:style-name="ce21"/>
          <table:table-cell table:style-name="ce21" office:value-type="string" calcext:value-type="string">
            <text:p>Status (Pass/Fail)</text:p>
          </table:table-cell>
          <table:table-cell table:style-name="ce26" office:value-type="string" calcext:value-type="string">
            <text:p>Proges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7" table:number-rows-spanned="1">
            <text:p>Test Steps</text:p>
          </table:table-cell>
          <table:covered-table-cell table:number-columns-repeated="6" table:style-name="ce14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2" table:number-rows-spanned="1">
            <text:p>Open main page of the site (http://www.wecsandbox.com)</text:p>
          </table:table-cell>
          <table:covered-table-cell table:style-name="ce14"/>
          <table:table-cell table:style-name="ce18" office:value-type="string" calcext:value-type="string" table:number-columns-spanned="2" table:number-rows-spanned="1">
            <text:p>1. The main page should be loaded:</text:p>
            <text:p>2. "My Account" menu (&lt;div class="header-account"&gt;) should be visible on the main page as a sign that the page is loaded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Acuvue" product category from the list (&lt;ul class="cat-list"&gt;&lt;li&gt;&lt;a href="/Acuvue-Disposable-Contact-Lenses-s/157.htm" class="cat-list-item"&gt;...&lt;/a&gt;&lt;/li&gt;...&lt;ul&gt;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Category page (http://hrqzq.qvfht.servertrust.com/Acuvue-Disposable-Contact-Lenses-s/157.htm) should be opened</text:p>
            <text:p>2. List of product links (&lt;ul class="category-links-list"&gt;) has to be visible on page</text:p>
            <text:p>3. List of products (&lt;ul class="products-list two-columns products-container"&gt;) has to be visible on page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ose pop-up window (&lt;div id="usi_close"&gt;) if necessary</text:p>
          </table:table-cell>
          <table:covered-table-cell table:style-name="ce14"/>
          <table:table-cell table:style-name="ce19" table:number-columns-spanned="2" table:number-rows-spanned="1"/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on the first product from the list (&lt;ul class="products-list two-columns products-container"&gt;&lt;li&gt;[1] 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Product page (http://hrqzq.qvfht.servertrust.com/Acuvue-Oasys-Contacts-p/2308.htm) should be opened</text:p>
            <text:p>2. Form with product description &lt;form name="MainForm"&gt; has to be visible on page</text:p>
            <text:p>3. "Add to Cart" button has to be visible on page and should be clickable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Remember product price (&lt;span class="gl-value"&gt;)</text:p>
          </table:table-cell>
          <table:covered-table-cell table:style-name="ce14"/>
          <table:table-cell table:style-name="ce19" table:number-columns-spanned="2" table:number-rows-spanned="1"/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Add to cart" button (&lt;button class="btn m-check"&gt;Add to Cart&lt;/button&gt;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"Prescription Ditails" pop-up window is shown</text:p>
            <text:p>(&lt;div class="popup pp-popup" style="display: block;"&gt;)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Select" button under "I Will Provide Prescription Later via Email or Fax"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Cart page (http://hrqzq.qvfht.servertrust.com/ShoppingCart.asp) should be opened</text:p>
            <text:p>2. "Your Shopping Cart" form has to be visible on page</text:p>
            <text:p>3. "Returning Customer" form has to be visible on page</text:p>
            <text:p>4. "Login &amp; Checkout" button should be clickable</text:p>
            <text:p>5. Product price (&lt;td class="item-each"&gt;...&lt;span class="sp-value"&gt;...&lt;/td&gt;) has to be the same as on product page</text:p>
            <text:p>6. Subtotal price of the product equals to its price multiplied by its quantity</text:p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Fill the "Returning Customer" form with email and password</text:p>
          </table:table-cell>
          <table:covered-table-cell table:style-name="ce14"/>
          <table:table-cell table:style-name="ce19" table:number-columns-spanned="2" table:number-rows-spanned="1"/>
          <table:covered-table-cell table:style-name="ce14"/>
          <table:table-cell table:style-name="ce22" office:value-type="string" calcext:value-type="string">
            <text:p>Email: test1@spam4.me </text:p>
            <text:p>Password: qweasdzxc</text:p>
          </table:table-cell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Remember the total price of the order (&lt;td class="align-center grand-total"&gt;...&lt;span class="txt-color shopping-total"&gt;)</text:p>
          </table:table-cell>
          <table:covered-table-cell table:style-name="ce14"/>
          <table:table-cell table:style-name="ce19" table:number-columns-spanned="2" table:number-rows-spanned="1"/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Click "Login &amp; checkout" button ( &lt;button class="btn m-check login-checkout"&gt;Login &amp;amp; checkout&lt;/button&gt;)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1. Checkout page (http://hrqzq.qvfht.servertrust.com/one-page-checkout.asp) should be opened</text:p>
            <text:p>2. "Billing Information" form has to be visible on page</text:p>
            <text:p>3. "Registration" form does not visible</text:p>
            <text:p>4. Subtotal price (&lt;div class="order-summary-sub"&gt;...&lt;span class="txt-color order-summary-total"&gt;) has to be the same as in the previous step</text:p>
            <text:p>5. "Place order" button should be clickable</text:p>
            <text:p/>
          </table:table-cell>
          <table:covered-table-cell table:style-name="ce14"/>
          <table:table-cell table:style-name="ce22"/>
          <table:table-cell table:style-name="ce24"/>
          <table:table-cell table:style-name="ce27"/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" meta:object-count="0"/>
    <meta:generator>LibreOfficeDev/5.1.0.3$Linux_X86_64 LibreOffice_project/</meta:generator>
  </office:meta>
</office:document-meta>
</file>